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3E3000003E45ADE6C1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cm"/>
    </style:style>
    <style:style style:name="gr3" style:family="graphic" style:parent-style-name="standard">
      <style:graphic-properties draw:stroke="none" draw:fill="none" fo:min-height="2.4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cm" svg:height="7.708cm" svg:x="11.1cm" svg:y="2.1cm">
          <draw:image xlink:href="Pictures/10000201000003E3000003E45ADE6C1A.png" xlink:type="simple" xlink:show="embed" xlink:actuate="onLoad">
            <text:p/>
          </draw:image>
        </draw:frame>
        <draw:frame draw:style-name="gr2" draw:text-style-name="P2" draw:layer="layout" svg:width="5.1cm" svg:height="2.376cm" svg:x="12.5cm" svg:y="10.424cm">
          <draw:text-box>
            <text:p><text:span text:style-name="T1">Ruby</text:span></text:p>
          </draw:text-box>
        </draw:frame>
        <draw:frame draw:style-name="gr3" draw:text-style-name="P5" draw:layer="layout" svg:width="25.3cm" svg:height="3.669cm" svg:x="2.4cm" svg:y="13.6cm">
          <draw:text-box>
            <text:p text:style-name="P3"><text:span text:style-name="T2">“</text:span><text:span text:style-name="T2">A dynamic, open source programming language with a focus on simplicity and productivity. It has an elegant syntax that is natural to read and easy to write.”</text:span></text:p>
            <text:p text:style-name="P4"><text:span text:style-name="T3"/></text:p>
          </draw:text-box>
        </draw:frame>
        <draw:frame draw:style-name="gr4" draw:layer="layout" svg:width="4.587cm" svg:height="0.962cm" svg:x="22.1cm" svg:y="17.2cm">
          <draw:text-box>
            <text:p>– ruby websi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ry </meta:initial-creator>
    <meta:creation-date>2012-06-25T23:32:20</meta:creation-date>
    <dc:date>2012-06-25T23:47:00</dc:date>
    <dc:creator>harry </dc:creator>
    <meta:editing-duration>P0D</meta:editing-duration>
    <meta:editing-cycles>2</meta:editing-cycles>
    <meta:generator>LibreOffice/3.5$Linux_X86_64 LibreOffice_project/350m1$Build-2</meta:generator>
    <meta:document-statistic meta:object-count="4"/>
  </office:meta>
</office:document-meta>
</file>